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eunião de validação - 12/09/2013</text:p>
      <text:p text:style-name="Standard"/>
      <text:p text:style-name="Standard"><text:span text:style-name="T1">Participantes:</text:span> </text:p>
      <text:p text:style-name="Standard">Régis, Grazielly, Cláudio, Nayalison</text:p>
      <text:p text:style-name="Standard"/>
      <text:p text:style-name="P1">Resumo:</text:p>
      <text:p text:style-name="Standard"/>
      <text:p text:style-name="Standard">Estórias planejadas:</text:p>
      <text:list xml:id="list651979395" text:style-name="L5">
        <text:list-item>
          <text:p text:style-name="P6">Apresentar Cardápio</text:p>
        </text:list-item>
        <text:list-item>
          <text:p text:style-name="P6">Efetuar Pedido</text:p>
        </text:list-item>
      </text:list>
      <text:p text:style-name="Standard"/>
      <text:p text:style-name="Standard">Apresentar Cardápio</text:p>
      <text:list xml:id="list893289794" text:style-name="L2">
        <text:list-item>
          <text:p text:style-name="P3">ECU, Tela Cardápio, Activity Cardápio, Chamada WebService, Serviço Cardápio</text:p>
        </text:list-item>
      </text:list>
      <text:p text:style-name="Standard"/>
      <text:p text:style-name="Standard">Efetuar Pedido</text:p>
      <text:list xml:id="list610061079" text:style-name="L3">
        <text:list-item>
          <text:p text:style-name="P4">ECU, Protótipoda tela Efetuar Pedido, Serviço de Pedido, Chamada ao Serviço na Tela de Cardápio </text:p>
        </text:list-item>
      </text:list>
      <text:p text:style-name="Standard"/>
      <text:p text:style-name="Standard">Pedido Online Gerais</text:p>
      <text:list xml:id="list1349570973" text:style-name="L4">
        <text:list-item>
          <text:p text:style-name="P5">Diagrama de Classe, Diagrama de Implantação, Diagrama de Caso de Uso</text:p>
        </text:list-item>
      </text:list>
      <text:p text:style-name="Standard"/>
      <text:p text:style-name="Standard">Só foram realizadas as estórias:</text:p>
      <text:list xml:id="list203586081" text:style-name="L1">
        <text:list-item>
          <text:p text:style-name="P2">Apresentar Cardápio</text:p>
        </text:list-item>
        <text:list-item>
          <text:p text:style-name="P2">Pedido Online Gerais</text:p>
        </text:list-item>
      </text:list>
      <text:p text:style-name="Standard"/>
      <text:p text:style-name="Standard">Foram feitos os diagramas de clase, de implantação e de casos de uso.</text:p>
      <text:p text:style-name="Standard"/>
      <text:p text:style-name="P1">Decisões:</text:p>
      <text:list xml:id="list1307885169" text:style-name="L6">
        <text:list-item>
          <text:p text:style-name="P7">Não há.</text:p>
        </text:list-item>
      </text:list>
      <text:p text:style-name="Standard"/>
      <text:p text:style-name="P1">Ações:</text:p>
      <text:list xml:id="list1395262936" text:style-name="L7">
        <text:list-item>
          <text:p text:style-name="P8">Ajustar os fluxos de exceção e alternativos, se for o caso.</text:p>
        </text:list-item>
        <text:list-item>
          <text:p text:style-name="P8">Escrever as regras de negócio dos casos de us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s Simao</meta:initial-creator>
    <meta:creation-date>2013-09-12T16:27:13</meta:creation-date>
    <dc:date>2013-09-12T20:02:45</dc:date>
    <meta:editing-duration>PT27M41S</meta:editing-duration>
    <meta:editing-cycles>6</meta:editing-cycles>
    <meta:generator>LibreOffice/3.4$Unix LibreOffice_project/340m1$Build-402</meta:generator>
    <meta:document-statistic meta:table-count="0" meta:image-count="0" meta:object-count="0" meta:page-count="1" meta:paragraph-count="22" meta:word-count="111" meta:character-count="709" meta:non-whitespace-character-count="623"/>
  </office:meta>
</office:document-meta>
</file>